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1" style:font-name-asian="Liberation Sans1" style:font-name-complex="Liberation Sans1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3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60"/>
    <style:style style:name="T1" style:family="text">
      <style:text-properties style:font-name="Liberation Sans"/>
    </style:style>
  </office:automatic-styles>
  <office:body>
    <office:spreadsheet>
      <table:table table:name="List1" table:style-name="ta1" table:print="false">
        <table:table-column table:style-name="co1" table:number-columns-repeated="19" table:default-cell-style-name="Default"/>
        <table:table-row table:style-name="ro2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Uefektivní[V]</text:p>
          </table:table-cell>
          <table:table-cell office:value-type="string" calcext:value-type="string">
            <text:p>Ušpičkové[V]</text:p>
          </table:table-cell>
          <table:table-cell/>
          <table:table-cell office:value-type="string" calcext:value-type="string">
            <text:p>Ekeftivní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4" office:value-type="string" calcext:value-type="string">
            <text:p>Osciloskop</text:p>
          </table:table-cell>
          <table:table-cell table:number-columns-repeated="9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float" office:value="0.67" calcext:value-type="float">
            <text:p>0,67</text:p>
          </table:table-cell>
          <table:table-cell table:number-columns-repeated="16"/>
        </table:table-row>
        <table:table-row table:style-name="ro2">
          <table:table-cell/>
          <table:table-cell office:value-type="float" office:value="3.9" calcext:value-type="float">
            <text:p>3,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átěž [k<text:span text:style-name="T1">Ω</text:span>]</text:p>
          </table:table-cell>
          <table:table-cell office:value-type="string" calcext:value-type="string">
            <text:p>Špičkové [V]</text:p>
          </table:table-cell>
          <table:table-cell office:value-type="string" calcext:value-type="string">
            <text:p>cos <text:span text:style-name="T1">θ</text:span></text:p>
          </table:table-cell>
          <table:table-cell table:style-name="ce3" office:value-type="string" calcext:value-type="string">
            <text:p>θ</text:p>
          </table:table-cell>
          <table:table-cell/>
          <table:table-cell office:value-type="string" calcext:value-type="string">
            <text:p>Zátěž</text:p>
          </table:table-cell>
          <table:table-cell office:value-type="string" calcext:value-type="string">
            <text:p>doba otevření</text:p>
          </table:table-cell>
          <table:table-cell table:number-columns-repeated="2"/>
          <table:table-cell table:style-name="ce5" office:value-type="string" calcext:value-type="string">
            <text:p>Iz [A]</text:p>
          </table:table-cell>
          <table:table-cell table:style-name="ce5" office:value-type="string" calcext:value-type="string">
            <text:p><text:span text:style-name="T1">ΔU</text:span>[V]</text:p>
          </table:table-cell>
          <table:table-cell table:style-name="ce5" office:value-type="string" calcext:value-type="string">
            <text:p><text:span text:style-name="T1">ΔU'</text:span>[mV]</text:p>
          </table:table-cell>
          <table:table-cell table:style-name="ce5" office:value-type="string" calcext:value-type="string">
            <text:p>Uz [V]</text:p>
          </table:table-cell>
          <table:table-cell table:number-columns-repeated="2"/>
        </table:table-row>
        <table:table-row table:style-name="ro2">
          <table:table-cell/>
          <table:table-cell office:value-type="float" office:value="6.5" calcext:value-type="float">
            <text:p>6,5</text:p>
          </table:table-cell>
          <table:table-cell office:value-type="float" office:value="8.57" calcext:value-type="float">
            <text:p>8,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,4</text:p>
          </table:table-cell>
          <table:table-cell table:formula="of:=[.F5]/[.$F$15]" office:value-type="float" office:value="0.823529411764706" calcext:value-type="float">
            <text:p>0,8235294118</text:p>
          </table:table-cell>
          <table:table-cell table:formula="of:=(ACOS([.G5])*360)/(2*PI())" office:value-type="float" office:value="34.5603217799978" calcext:value-type="float">
            <text:p>34,560321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,4</text:p>
          </table:table-cell>
          <table:table-cell table:formula="of:=180*([.K5]/[.K$1])" office:value-type="float" office:value="39.6" calcext:value-type="float">
            <text:p>39,6</text:p>
          </table:table-cell>
          <table:table-cell/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6.4" calcext:value-type="float">
            <text:p>6,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8.9" calcext:value-type="float">
            <text:p>18,9</text:p>
          </table:table-cell>
          <table:table-cell table:style-name="ce7" table:formula="of:=[.P5]/(1000*[.Q5])" office:value-type="float" office:value="0.00296296296296296" calcext:value-type="float">
            <text:p>2,96E-003</text:p>
          </table:table-cell>
          <table:table-cell table:style-name="ce7" table:formula="of:=[.P5]/(1000*[.O5])" office:value-type="float" office:value="0.00875" calcext:value-type="float">
            <text:p>8,75E-003</text:p>
          </table:table-cell>
        </table:table-row>
        <table:table-row table:style-name="ro2">
          <table:table-cell/>
          <table:table-cell office:value-type="float" office:value="7.5" calcext:value-type="float">
            <text:p>7,5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.1" calcext:value-type="float">
            <text:p>24,1</text:p>
          </table:table-cell>
          <table:table-cell table:formula="of:=[.F6]/[.$F$15]" office:value-type="float" office:value="0.886029411764706" calcext:value-type="float">
            <text:p>0,8860294118</text:p>
          </table:table-cell>
          <table:table-cell table:formula="of:=(ACOS([.G6])*360)/(2*PI())" office:value-type="float" office:value="27.6215315368431" calcext:value-type="float">
            <text:p>27,6215315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180*([.K6]/[.K$1])" office:value-type="float" office:value="36" calcext:value-type="float">
            <text:p>36</text:p>
          </table:table-cell>
          <table:table-cell/>
          <table:table-cell table:style-name="ce6" office:value-type="float" office:value="0.13" calcext:value-type="float">
            <text:p>0,13</text:p>
          </table:table-cell>
          <table:table-cell table:style-name="ce6" office:value-type="float" office:value="7.2" calcext:value-type="float">
            <text:p>7,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6.9" calcext:value-type="float">
            <text:p>16,9</text:p>
          </table:table-cell>
          <table:table-cell table:style-name="ce7" table:formula="of:=[.P6]/(1000*[.Q6])" office:value-type="float" office:value="0.00343195266272189" calcext:value-type="float">
            <text:p>3,43E-003</text:p>
          </table:table-cell>
          <table:table-cell table:style-name="ce7" table:formula="of:=[.P6]/(1000*[.O6])" office:value-type="float" office:value="0.00805555555555556" calcext:value-type="float">
            <text:p>8,06E-003</text:p>
          </table:table-cell>
        </table:table-row>
        <table:table-row table:style-name="ro2">
          <table:table-cell/>
          <table:table-cell office:value-type="float" office:value="8.3" calcext:value-type="float">
            <text:p>8,3</text:p>
          </table:table-cell>
          <table:table-cell office:value-type="float" office:value="11.04" calcext:value-type="float">
            <text:p>11,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.9" calcext:value-type="float">
            <text:p>24,9</text:p>
          </table:table-cell>
          <table:table-cell table:formula="of:=[.F7]/[.$F$15]" office:value-type="float" office:value="0.915441176470588" calcext:value-type="float">
            <text:p>0,9154411765</text:p>
          </table:table-cell>
          <table:table-cell table:formula="of:=(ACOS([.G7])*360)/(2*PI())" office:value-type="float" office:value="23.7315421641964" calcext:value-type="float">
            <text:p>23,731542164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4" calcext:value-type="float">
            <text:p>3,4</text:p>
          </table:table-cell>
          <table:table-cell table:formula="of:=180*([.K7]/[.K$1])" office:value-type="float" office:value="30.6" calcext:value-type="float">
            <text:p>30,6</text:p>
          </table:table-cell>
          <table:table-cell/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4.8" calcext:value-type="float">
            <text:p>14,8</text:p>
          </table:table-cell>
          <table:table-cell table:style-name="ce7" table:formula="of:=[.P7]/(1000*[.Q7])" office:value-type="float" office:value="0.00432432432432432" calcext:value-type="float">
            <text:p>4,32E-003</text:p>
          </table:table-cell>
          <table:table-cell table:style-name="ce7" table:formula="of:=[.P7]/(1000*[.O7])" office:value-type="float" office:value="0.008" calcext:value-type="float">
            <text:p>8,00E-003</text:p>
          </table:table-cell>
        </table:table-row>
        <table:table-row table:style-name="ro2">
          <table:table-cell/>
          <table:table-cell office:value-type="float" office:value="10.6" calcext:value-type="float">
            <text:p>10,6</text:p>
          </table:table-cell>
          <table:table-cell office:value-type="float" office:value="14.16" calcext:value-type="float">
            <text:p>14,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.3" calcext:value-type="float">
            <text:p>25,3</text:p>
          </table:table-cell>
          <table:table-cell table:formula="of:=[.F8]/[.$F$15]" office:value-type="float" office:value="0.930147058823529" calcext:value-type="float">
            <text:p>0,9301470588</text:p>
          </table:table-cell>
          <table:table-cell table:formula="of:=(ACOS([.G8])*360)/(2*PI())" office:value-type="float" office:value="21.5422496296037" calcext:value-type="float">
            <text:p>21,54224962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2" calcext:value-type="float">
            <text:p>3,2</text:p>
          </table:table-cell>
          <table:table-cell table:formula="of:=180*([.K8]/[.K$1])" office:value-type="float" office:value="28.8" calcext:value-type="float">
            <text:p>28,8</text:p>
          </table:table-cell>
          <table:table-cell/>
          <table:table-cell table:style-name="ce6" office:value-type="float" office:value="0.17" calcext:value-type="float">
            <text:p>0,17</text:p>
          </table:table-cell>
          <table:table-cell table:style-name="ce6" office:value-type="float" office:value="8.6" calcext:value-type="float">
            <text:p>8,6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2.9" calcext:value-type="float">
            <text:p>12,9</text:p>
          </table:table-cell>
          <table:table-cell table:style-name="ce7" table:formula="of:=[.P8]/(1000*[.Q8])" office:value-type="float" office:value="0.00542635658914729" calcext:value-type="float">
            <text:p>5,43E-003</text:p>
          </table:table-cell>
          <table:table-cell table:style-name="ce7" table:formula="of:=[.P8]/(1000*[.O8])" office:value-type="float" office:value="0.00813953488372093" calcext:value-type="float">
            <text:p>8,14E-003</text:p>
          </table:table-cell>
        </table:table-row>
        <table:table-row table:style-name="ro2">
          <table:table-cell/>
          <table:table-cell office:value-type="float" office:value="11.9" calcext:value-type="float">
            <text:p>11,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.6" calcext:value-type="float">
            <text:p>25,6</text:p>
          </table:table-cell>
          <table:table-cell table:formula="of:=[.F9]/[.$F$15]" office:value-type="float" office:value="0.941176470588235" calcext:value-type="float">
            <text:p>0,9411764706</text:p>
          </table:table-cell>
          <table:table-cell table:formula="of:=(ACOS([.G9])*360)/(2*PI())" office:value-type="float" office:value="19.7499227956426" calcext:value-type="float">
            <text:p>19,74992279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12" calcext:value-type="float">
            <text:p>3,12</text:p>
          </table:table-cell>
          <table:table-cell table:formula="of:=180*([.K9]/[.K$1])" office:value-type="float" office:value="28.08" calcext:value-type="float">
            <text:p>28,08</text:p>
          </table:table-cell>
          <table:table-cell/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9.8" calcext:value-type="float">
            <text:p>9,8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0.1" calcext:value-type="float">
            <text:p>10,1</text:p>
          </table:table-cell>
          <table:table-cell table:style-name="ce7" table:formula="of:=[.P9]/(1000*[.Q9])" office:value-type="float" office:value="0.00752475247524752" calcext:value-type="float">
            <text:p>7,52E-003</text:p>
          </table:table-cell>
          <table:table-cell table:style-name="ce7" table:formula="of:=[.P9]/(1000*[.O9])" office:value-type="float" office:value="0.00775510204081633" calcext:value-type="float">
            <text:p>7,76E-003</text:p>
          </table:table-cell>
        </table:table-row>
        <table:table-row table:style-name="ro2">
          <table:table-cell/>
          <table:table-cell office:value-type="float" office:value="12.5" calcext:value-type="float">
            <text:p>12,5</text:p>
          </table:table-cell>
          <table:table-cell office:value-type="float" office:value="16.73" calcext:value-type="float">
            <text:p>16,7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,8</text:p>
          </table:table-cell>
          <table:table-cell table:formula="of:=[.F10]/[.$F$15]" office:value-type="float" office:value="0.948529411764706" calcext:value-type="float">
            <text:p>0,9485294118</text:p>
          </table:table-cell>
          <table:table-cell table:formula="of:=(ACOS([.G10])*360)/(2*PI())" office:value-type="float" office:value="18.4628104132323" calcext:value-type="float">
            <text:p>18,46281041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96" calcext:value-type="float">
            <text:p>2,96</text:p>
          </table:table-cell>
          <table:table-cell table:formula="of:=180*([.K10]/[.K$1])" office:value-type="float" office:value="26.64" calcext:value-type="float">
            <text:p>26,64</text:p>
          </table:table-cell>
          <table:table-cell/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10.4" calcext:value-type="float">
            <text:p>10,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.1" calcext:value-type="float">
            <text:p>8,1</text:p>
          </table:table-cell>
          <table:table-cell table:style-name="ce7" table:formula="of:=[.P10]/(1000*[.Q10])" office:value-type="float" office:value="0.00962962962962963" calcext:value-type="float">
            <text:p>9,63E-003</text:p>
          </table:table-cell>
          <table:table-cell table:style-name="ce7" table:formula="of:=[.P10]/(1000*[.O10])" office:value-type="float" office:value="0.0075" calcext:value-type="float">
            <text:p>7,50E-003</text:p>
          </table:table-cell>
        </table:table-row>
        <table:table-row table:style-name="ro2">
          <table:table-cell/>
          <table:table-cell office:value-type="float" office:value="14.2" calcext:value-type="float">
            <text:p>14,2</text:p>
          </table:table-cell>
          <table:table-cell office:value-type="float" office:value="19.06" calcext:value-type="float">
            <text:p>19,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[.F11]/[.$F$15]" office:value-type="float" office:value="0.955882352941176" calcext:value-type="float">
            <text:p>0,9558823529</text:p>
          </table:table-cell>
          <table:table-cell table:formula="of:=(ACOS([.G11])*360)/(2*PI())" office:value-type="float" office:value="17.0825832434492" calcext:value-type="float">
            <text:p>17,08258324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88" calcext:value-type="float">
            <text:p>2,88</text:p>
          </table:table-cell>
          <table:table-cell table:formula="of:=180*([.K11]/[.K$1])" office:value-type="float" office:value="25.92" calcext:value-type="float">
            <text:p>25,92</text:p>
          </table:table-cell>
          <table:table-cell/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11.4" calcext:value-type="float">
            <text:p>11,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.3" calcext:value-type="float">
            <text:p>5,3</text:p>
          </table:table-cell>
          <table:table-cell table:style-name="ce7" table:formula="of:=[.P11]/(1000*[.Q11])" office:value-type="float" office:value="0.0147169811320755" calcext:value-type="float">
            <text:p>1,47E-002</text:p>
          </table:table-cell>
          <table:table-cell table:style-name="ce7" table:formula="of:=[.P11]/(1000*[.O11])" office:value-type="float" office:value="0.0068421052631579" calcext:value-type="float">
            <text:p>6,84E-003</text:p>
          </table:table-cell>
        </table:table-row>
        <table:table-row table:style-name="ro2">
          <table:table-cell/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,1</text:p>
          </table:table-cell>
          <table:table-cell table:formula="of:=[.F12]/[.$F$15]" office:value-type="float" office:value="0.959558823529412" calcext:value-type="float">
            <text:p>0,9595588235</text:p>
          </table:table-cell>
          <table:table-cell table:formula="of:=(ACOS([.G12])*360)/(2*PI())" office:value-type="float" office:value="16.3502391718587" calcext:value-type="float">
            <text:p>16,35023917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84" calcext:value-type="float">
            <text:p>2,84</text:p>
          </table:table-cell>
          <table:table-cell table:formula="of:=180*([.K12]/[.K$1])" office:value-type="float" office:value="25.56" calcext:value-type="float">
            <text:p>25,56</text:p>
          </table:table-cell>
          <table:table-cell/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12.4" calcext:value-type="float">
            <text:p>12,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.7" calcext:value-type="float">
            <text:p>2,7</text:p>
          </table:table-cell>
          <table:table-cell table:style-name="ce7" table:formula="of:=[.P12]/(1000*[.Q12])" office:value-type="float" office:value="0.0207407407407407" calcext:value-type="float">
            <text:p>2,07E-002</text:p>
          </table:table-cell>
          <table:table-cell table:style-name="ce7" table:formula="of:=[.P12]/(1000*[.O12])" office:value-type="float" office:value="0.00451612903225807" calcext:value-type="float">
            <text:p>4,52E-003</text:p>
          </table:table-cell>
        </table:table-row>
        <table:table-row table:style-name="ro2">
          <table:table-cell/>
          <table:table-cell office:value-type="float" office:value="16.1" calcext:value-type="float">
            <text:p>16,1</text:p>
          </table:table-cell>
          <table:table-cell office:value-type="float" office:value="21.7" calcext:value-type="float">
            <text:p>21,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.2" calcext:value-type="float">
            <text:p>26,2</text:p>
          </table:table-cell>
          <table:table-cell table:formula="of:=[.F13]/[.$F$15]" office:value-type="float" office:value="0.963235294117647" calcext:value-type="float">
            <text:p>0,9632352941</text:p>
          </table:table-cell>
          <table:table-cell table:formula="of:=(ACOS([.G13])*360)/(2*PI())" office:value-type="float" office:value="15.5844972803234" calcext:value-type="float">
            <text:p>15,58449728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8" calcext:value-type="float">
            <text:p>2,8</text:p>
          </table:table-cell>
          <table:table-cell table:formula="of:=180*([.K13]/[.K$1])" office:value-type="float" office:value="25.2" calcext:value-type="float">
            <text:p>25,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.3" calcext:value-type="float">
            <text:p>18,3</text:p>
          </table:table-cell>
          <table:table-cell office:value-type="float" office:value="24.7" calcext:value-type="float">
            <text:p>24,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.3" calcext:value-type="float">
            <text:p>26,3</text:p>
          </table:table-cell>
          <table:table-cell table:formula="of:=[.F14]/[.$F$15]" office:value-type="float" office:value="0.966911764705882" calcext:value-type="float">
            <text:p>0,9669117647</text:p>
          </table:table-cell>
          <table:table-cell table:formula="of:=(ACOS([.G14])*360)/(2*PI())" office:value-type="float" office:value="14.7801644884234" calcext:value-type="float">
            <text:p>14,78016448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76" calcext:value-type="float">
            <text:p>2,76</text:p>
          </table:table-cell>
          <table:table-cell table:formula="of:=180*([.K14]/[.K$1])" office:value-type="float" office:value="24.84" calcext:value-type="float">
            <text:p>24,8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.9" calcext:value-type="float">
            <text:p>19,9</text:p>
          </table:table-cell>
          <table:table-cell office:value-type="float" office:value="27.1" calcext:value-type="float">
            <text:p>27,1</text:p>
          </table:table-cell>
          <table:table-cell/>
          <table:table-cell table:style-name="ce1" office:value-type="string" calcext:value-type="string">
            <text:p>∞</text:p>
          </table:table-cell>
          <table:table-cell office:value-type="float" office:value="27.2" calcext:value-type="float">
            <text:p>27,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21.2" calcext:value-type="float">
            <text:p>21,2</text:p>
          </table:table-cell>
          <table:table-cell office:value-type="float" office:value="28.7" calcext:value-type="float">
            <text:p>28,7</text:p>
          </table:table-cell>
          <table:table-cell table:number-columns-repeated="16"/>
        </table:table-row>
        <table:table-row table:style-name="ro2">
          <table:table-cell/>
          <table:table-cell office:value-type="float" office:value="23.5" calcext:value-type="float">
            <text:p>23,5</text:p>
          </table:table-cell>
          <table:table-cell office:value-type="float" office:value="31.9" calcext:value-type="float">
            <text:p>31,9</text:p>
          </table:table-cell>
          <table:table-cell table:number-columns-repeated="16"/>
        </table:table-row>
        <table:table-row table:style-name="ro2">
          <table:table-cell/>
          <table:table-cell office:value-type="float" office:value="23.8" calcext:value-type="float">
            <text:p>23,8</text:p>
          </table:table-cell>
          <table:table-cell office:value-type="float" office:value="32.4" calcext:value-type="float">
            <text:p>32,4</text:p>
          </table:table-cell>
          <table:table-cell table:number-columns-repeated="16"/>
        </table:table-row>
        <table:table-row table:style-name="ro2">
          <table:table-cell/>
          <table:table-cell office:value-type="float" office:value="26.4" calcext:value-type="float">
            <text:p>26,4</text:p>
          </table:table-cell>
          <table:table-cell office:value-type="float" office:value="35.9" calcext:value-type="float">
            <text:p>35,9</text:p>
          </table:table-cell>
          <table:table-cell table:number-columns-repeated="1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List1.B3:List1.C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.00.0000</text:date>, <text:time style:data-style-name="N2" text:time-value="19:39:02.37046539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3T10:06:16</meta:creation-date>
    <dc:date>2015-05-08T19:39:11.238648312</dc:date>
    <meta:editing-duration>PT14H55M27S</meta:editing-duration>
    <meta:editing-cycles>5</meta:editing-cycles>
    <meta:generator>LibreOffice/4.4.3.2$Linux_X86_64 LibreOffice_project/40$Build-2</meta:generator>
    <meta:document-statistic meta:table-count="3" meta:cell-count="171" meta:object-count="0"/>
  </office:meta>
</office:document-meta>
</file>